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01cm" fo:margin-left="1.101cm" fo:margin-top="0cm" fo:margin-bottom="0cm" table:align="left"/>
    </style:style>
    <style:style style:name="Table2.A" style:family="table-column">
      <style:table-column-properties style:column-width="16.635cm"/>
    </style:style>
    <style:style style:name="Table2.B" style:family="table-column">
      <style:table-column-properties style:column-width="2.166cm"/>
    </style:style>
    <style:style style:name="Table2.1" style:family="table-row">
      <style:table-row-properties style:min-row-height="0.487cm" fo:keep-together="always"/>
    </style:style>
    <style:style style:name="Table2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2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2.2" style:family="table-row">
      <style:table-row-properties style:min-row-height="0.66cm" fo:keep-together="always"/>
    </style:style>
    <style:style style:name="Table2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2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2.3" style:family="table-row">
      <style:table-row-properties style:min-row-height="0.49cm" fo:keep-together="always"/>
    </style:style>
    <style:style style:name="Table2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2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41650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text-position="-5% 100%"/>
    </style:style>
    <style:style style:name="T16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weight="normal" style:font-weight-asian="normal" style:font-weight-complex="normal"/>
    </style:style>
    <style:style style:name="T18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9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0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1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2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3" style:family="text">
      <style:text-properties fo:color="#221f1f" style:text-position="-5% 100%" fo:font-weight="normal" style:font-weight-asian="normal" style:font-weight-complex="normal"/>
    </style:style>
    <style:style style:name="T24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5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3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4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style-complex="normal"/>
    </style:style>
    <style:style style:name="T3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8" style:family="text">
      <style:text-properties fo:color="#221f1f" fo:letter-spacing="-0.007cm" fo:font-style="normal" style:text-underline-style="none" style:font-style-asian="normal" style:font-style-complex="normal"/>
    </style:style>
    <style:style style:name="T39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0" style:family="text">
      <style:text-properties fo:color="#221f1f" fo:letter-spacing="-0.007cm" fo:font-weight="bold" style:font-weight-asian="bold" style:font-name-complex="Lucida Sans1" style:font-weight-complex="bold"/>
    </style:style>
    <style:style style:name="T41" style:family="text">
      <style:text-properties fo:color="#221f1f" style:font-name-complex="Lucida Sans1"/>
    </style:style>
    <style:style style:name="T42" style:family="text">
      <style:text-properties fo:color="#221f1f" fo:letter-spacing="-0.012cm" style:font-name-complex="Lucida Sans1"/>
    </style:style>
    <style:style style:name="T43" style:family="text">
      <style:text-properties fo:color="#221f1f" fo:letter-spacing="-0.014cm" fo:font-weight="bold" style:font-weight-asian="bold" style:font-name-complex="Lucida Sans1" style:font-weight-complex="bold"/>
    </style:style>
    <style:style style:name="T44" style:family="text">
      <style:text-properties fo:color="#221f1f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18cm" fo:font-weight="bold" style:font-weight-asian="bold" style:font-name-complex="Lucida Sans1" style:font-weight-complex="bold"/>
    </style:style>
    <style:style style:name="T46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7" style:family="text">
      <style:text-properties fo:color="#221f1f" fo:letter-spacing="-0.028cm" fo:font-weight="bold" style:font-weight-asian="bold" style:font-name-complex="Lucida Sans1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3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2.B1" office:value-type="string">
            <text:p text:style-name="Table_20_Contents"/>
          </table:table-cell>
        </table:table-row>
        <table:table-row table:style-name="Table2.2">
          <table:table-cell table:style-name="Table2.A2" office:value-type="string">
            <text:p text:style-name="P49"><text:span text:style-name="T63"><text:text-input text:description="&lt;if test=&quot;not line.origin&quot;&gt;">if</text:text-input></text:span><text:span text:style-name="T63">[</text:span><text:span text:style-name="T63"><text:text-input text:description="&lt;line.product_id.default_code&gt;">Lift</text:text-input></text:span><text:span text:style-name="T63">]</text:span><text:span text:style-name="T63"><text:text-input text:description="&lt;line.product_id.name&gt;">Producto</text:text-input></text:span><text:span text:style-name="T63"><text:text-input text:description="&lt;/if&gt;">end</text:text-input></text:span></text:p>
            <text:p text:style-name="P46"/>
          </table:table-cell>
          <table:table-cell table:style-name="Table2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2.3">
          <table:table-cell table:style-name="Table2.A3" office:value-type="string">
            <text:p text:style-name="P50"><text:text-input text:description="&lt;/for&gt;">End For</text:text-input></text:p>
          </table:table-cell>
          <table:table-cell table:style-name="Table2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1" style:family="table">
      <style:table-properties style:width="18.801cm" fo:margin-left="1.101cm" fo:margin-top="0.199cm" fo:margin-bottom="0cm" table:align="left"/>
    </style:style>
    <style:style style:name="Table1.A" style:family="table-column">
      <style:table-column-properties style:column-width="11.307cm"/>
    </style:style>
    <style:style style:name="Table1.B" style:family="table-column">
      <style:table-column-properties style:column-width="5.341cm"/>
    </style:style>
    <style:style style:name="Table1.C" style:family="table-column">
      <style:table-column-properties style:column-width="2.154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1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1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1.B1" office:value-type="string">
              <text:p text:style-name="MP34"/>
            </table:table-cell>
            <table:table-cell table:style-name="Table1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46:04.131000000</dc:date>
    <meta:editing-duration>P2DT19H58M8S</meta:editing-duration>
    <meta:editing-cycles>397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69" meta:character-count="1747" meta:non-whitespace-character-count="1507"/>
  </office:meta>
</office:document-meta>
</file>